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424cm"/>
    </style:style>
    <style:style style:name="co2" style:family="table-column">
      <style:table-column-properties fo:break-before="auto" style:column-width="7.271cm"/>
    </style:style>
    <style:style style:name="co3" style:family="table-column">
      <style:table-column-properties fo:break-before="auto" style:column-width="3.567cm"/>
    </style:style>
    <style:style style:name="co4" style:family="table-column">
      <style:table-column-properties fo:break-before="auto" style:column-width="3.54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d7"/>
    </style:style>
    <style:style style:name="ce2" style:family="table-cell" style:parent-style-name="Default">
      <style:table-cell-properties fo:background-color="#ffd8c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ID</text:p>
          </table:table-cell>
          <table:table-cell table:style-name="Default" office:value-type="string" calcext:value-type="string">
            <text:p>JP+ Roads</text:p>
          </table:table-cell>
          <table:table-cell office:value-type="string" calcext:value-type="string">
            <text:p>Sidewalk type</text:p>
          </table:table-cell>
          <table:table-cell office:value-type="string" calcext:value-type="string">
            <text:p>Houses allowed</text:p>
          </table:table-cell>
          <table:table-cell office:value-type="string" calcext:value-type="string">
            <text:p>Spee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efault road (hidden)</text:p>
          </table:table-cell>
          <table:table-cell office:value-type="string" calcext:value-type="string">
            <text:p>year dependen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irt Roa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irt Street</text:p>
          </table:table-cell>
          <table:table-cell office:value-type="string" calcext:value-type="string">
            <text:p>Stone pavement</text:p>
          </table:table-cell>
          <table:table-cell office:value-type="string" calcext:value-type="string">
            <text:p>Yes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Gravel Roa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Gravel Street</text:p>
          </table:table-cell>
          <table:table-cell office:value-type="string" calcext:value-type="string">
            <text:p>Stone pavemen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tone Roa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tone Street</text:p>
          </table:table-cell>
          <table:table-cell office:value-type="string" calcext:value-type="string">
            <text:p>Old pavement</text:p>
          </table:table-cell>
          <table:table-cell office:value-type="string" calcext:value-type="string">
            <text:p>Yes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tone Street (electric)</text:p>
          </table:table-cell>
          <table:table-cell office:value-type="string" calcext:value-type="string">
            <text:p>Old pavemen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oncrete Roa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oncrete Street</text:p>
          </table:table-cell>
          <table:table-cell office:value-type="string" calcext:value-type="string">
            <text:p>Old pavement</text:p>
          </table:table-cell>
          <table:table-cell office:value-type="string" calcext:value-type="string">
            <text:p>Yes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oncrete Street (electric)</text:p>
          </table:table-cell>
          <table:table-cell office:value-type="string" calcext:value-type="string">
            <text:p>Old pavemen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sphalt Roa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sphalt Street</text:p>
          </table:table-cell>
          <table:table-cell office:value-type="string" calcext:value-type="string">
            <text:p>Old pavemen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sphalt Street (electric)</text:p>
          </table:table-cell>
          <table:table-cell office:value-type="string" calcext:value-type="string">
            <text:p>Old pavemen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Improved Asphalt Roa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Improved Asphalt Street</text:p>
          </table:table-cell>
          <table:table-cell office:value-type="string" calcext:value-type="string">
            <text:p>Modern pavemen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Improved Asphalt Street (electric)</text:p>
          </table:table-cell>
          <table:table-cell office:value-type="string" calcext:value-type="string">
            <text:p>Modern pavemen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Improved Asphalt Road (solid line)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Improved Asphalt Street (solid line)</text:p>
          </table:table-cell>
          <table:table-cell office:value-type="string" calcext:value-type="string">
            <text:p>Modern pavemen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Expresswa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2" office:value-type="string" calcext:value-type="string">
            <text:p>Expressway (solid line)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2" office:value-type="string" calcext:value-type="string">
            <text:p>Expressway (red)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2" office:value-type="string" calcext:value-type="string">
            <text:p>Slip Road (left)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2" office:value-type="string" calcext:value-type="string">
            <text:p>Slip Road (right)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Wide Urban Road (left)</text:p>
          </table:table-cell>
          <table:table-cell office:value-type="string" calcext:value-type="string">
            <text:p>One sided lane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2" office:value-type="string" calcext:value-type="string">
            <text:p>Wide Urban Road (right)</text:p>
          </table:table-cell>
          <table:table-cell office:value-type="string" calcext:value-type="string">
            <text:p>One sided lane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2" office:value-type="string" calcext:value-type="string">
            <text:p>Urban Avenue (left)</text:p>
          </table:table-cell>
          <table:table-cell office:value-type="string" calcext:value-type="string">
            <text:p>One sided gras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2" office:value-type="string" calcext:value-type="string">
            <text:p>Urban Avenue (right)</text:p>
          </table:table-cell>
          <table:table-cell office:value-type="string" calcext:value-type="string">
            <text:p>One sided gras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2" office:value-type="string" calcext:value-type="string">
            <text:p>Pedestrian Street (old)</text:p>
          </table:table-cell>
          <table:table-cell office:value-type="string" calcext:value-type="string">
            <text:p>Stone pavemen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2" office:value-type="string" calcext:value-type="string">
            <text:p>Pedestrian Street (modern)</text:p>
          </table:table-cell>
          <table:table-cell office:value-type="string" calcext:value-type="string">
            <text:p>Modern pavemen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2" office:value-type="string" calcext:value-type="string">
            <text:p>Industrial Road (ISR)</text:p>
          </table:table-cell>
          <table:table-cell/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2" office:value-type="string" calcext:value-type="string">
            <text:p>Industrial Road (Asphalt)</text:p>
          </table:table-cell>
          <table:table-cell/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Default" office:value-type="string" calcext:value-type="string">
            <text:p>Basic tram track</text:p>
          </table:table-cell>
          <table:table-cell/>
          <table:table-cell office:value-type="string" calcext:value-type="string">
            <text:p>No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Default" office:value-type="string" calcext:value-type="string">
            <text:p>Basic tram track (electric)</text:p>
          </table:table-cell>
          <table:table-cell/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Default" office:value-type="string" calcext:value-type="string">
            <text:p>Ballasted tram track</text:p>
          </table:table-cell>
          <table:table-cell/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Default" office:value-type="string" calcext:value-type="string">
            <text:p>Ballasted tram track (electric)</text:p>
          </table:table-cell>
          <table:table-cell/>
          <table:table-cell office:value-type="string" calcext:value-type="string">
            <text:p>No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Default" office:value-type="string" calcext:value-type="string">
            <text:p>Asphalt tram track</text:p>
          </table:table-cell>
          <table:table-cell/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Default" office:value-type="string" calcext:value-type="string">
            <text:p>Asphalt tram track (electric)</text:p>
          </table:table-cell>
          <table:table-cell/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Default" office:value-type="string" calcext:value-type="string">
            <text:p>Industrial tram track</text:p>
          </table:table-cell>
          <table:table-cell/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Default" office:value-type="string" calcext:value-type="string">
            <text:p>Industrial tram track (electric)</text:p>
          </table:table-cell>
          <table:table-cell/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Default" office:value-type="string" calcext:value-type="string">
            <text:p>Urban asphalt tram track (electric)</text:p>
          </table:table-cell>
          <table:table-cell/>
          <table:table-cell office:value-type="string" calcext:value-type="string">
            <text:p>Yes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Default" office:value-type="string" calcext:value-type="string">
            <text:p>Urban grassy tram track (electric)</text:p>
          </table:table-cell>
          <table:table-cell/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Default" office:value-type="string" calcext:value-type="string">
            <text:p>Urban pavement tram track (electric)</text:p>
          </table:table-cell>
          <table:table-cell/>
          <table:table-cell office:value-type="string" calcext:value-type="string">
            <text:p>Yes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19">00/00/0000</text:date>, <text:time style:data-style-name="N2" text:time-value="21:17:33.67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4-06T02:25:01.052000000</meta:creation-date>
    <dc:date>2023-04-19T02:07:35.829000000</dc:date>
    <meta:editing-duration>P2DT5H38M31S</meta:editing-duration>
    <meta:editing-cycles>8</meta:editing-cycles>
    <meta:generator>LibreOffice/7.0.3.1$Windows_X86_64 LibreOffice_project/d7547858d014d4cf69878db179d326fc3483e082</meta:generator>
    <meta:document-statistic meta:table-count="1" meta:cell-count="175" meta:object-count="0"/>
  </office:meta>
</office:document-meta>
</file>